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9cm" table:align="left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1.508cm"/>
    </style:style>
    <style:style style:name="Table1.C" style:family="table-column">
      <style:table-column-properties style:column-width="1.482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5.9cm" table:align="left"/>
    </style:style>
    <style:style style:name="Table3.A" style:family="table-column">
      <style:table-column-properties style:column-width="1.402cm"/>
    </style:style>
    <style:style style:name="Table3.B" style:family="table-column">
      <style:table-column-properties style:column-width="1.508cm"/>
    </style:style>
    <style:style style:name="Table3.C" style:family="table-column">
      <style:table-column-properties style:column-width="1.482cm"/>
    </style:style>
    <style:style style:name="Table3.A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 style:data-style-name="N0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5.9cm" table:align="left"/>
    </style:style>
    <style:style style:name="Table4.A" style:family="table-column">
      <style:table-column-properties style:column-width="1.402cm"/>
    </style:style>
    <style:style style:name="Table4.B" style:family="table-column">
      <style:table-column-properties style:column-width="1.508cm"/>
    </style:style>
    <style:style style:name="Table4.C" style:family="table-column">
      <style:table-column-properties style:column-width="1.482cm"/>
    </style:style>
    <style:style style:name="Table4.A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 style:data-style-name="N0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5.9cm" table:align="left"/>
    </style:style>
    <style:style style:name="Table5.A" style:family="table-column">
      <style:table-column-properties style:column-width="1.402cm"/>
    </style:style>
    <style:style style:name="Table5.B" style:family="table-column">
      <style:table-column-properties style:column-width="1.508cm"/>
    </style:style>
    <style:style style:name="Table5.C" style:family="table-column">
      <style:table-column-properties style:column-width="1.482cm"/>
    </style:style>
    <style:style style:name="Table5.A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 style:data-style-name="N0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5.9cm" table:align="left"/>
    </style:style>
    <style:style style:name="Table6.A" style:family="table-column">
      <style:table-column-properties style:column-width="1.402cm"/>
    </style:style>
    <style:style style:name="Table6.B" style:family="table-column">
      <style:table-column-properties style:column-width="1.508cm"/>
    </style:style>
    <style:style style:name="Table6.C" style:family="table-column">
      <style:table-column-properties style:column-width="1.482cm"/>
    </style:style>
    <style:style style:name="Table6.A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 style:data-style-name="N0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A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B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5.9cm" table:align="left"/>
    </style:style>
    <style:style style:name="Table7.A" style:family="table-column">
      <style:table-column-properties style:column-width="1.402cm"/>
    </style:style>
    <style:style style:name="Table7.B" style:family="table-column">
      <style:table-column-properties style:column-width="1.508cm"/>
    </style:style>
    <style:style style:name="Table7.C" style:family="table-column">
      <style:table-column-properties style:column-width="1.482cm"/>
    </style:style>
    <style:style style:name="Table7.A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 style:data-style-name="N0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5.9cm" table:align="left"/>
    </style:style>
    <style:style style:name="Table8.A" style:family="table-column">
      <style:table-column-properties style:column-width="1.402cm"/>
    </style:style>
    <style:style style:name="Table8.B" style:family="table-column">
      <style:table-column-properties style:column-width="1.508cm"/>
    </style:style>
    <style:style style:name="Table8.C" style:family="table-column">
      <style:table-column-properties style:column-width="1.482cm"/>
    </style:style>
    <style:style style:name="Table8.A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 style:data-style-name="N0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A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B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5.9cm" table:align="left"/>
    </style:style>
    <style:style style:name="Table9.A" style:family="table-column">
      <style:table-column-properties style:column-width="1.402cm"/>
    </style:style>
    <style:style style:name="Table9.B" style:family="table-column">
      <style:table-column-properties style:column-width="1.508cm"/>
    </style:style>
    <style:style style:name="Table9.C" style:family="table-column">
      <style:table-column-properties style:column-width="1.482cm"/>
    </style:style>
    <style:style style:name="Table9.A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 style:data-style-name="N0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5.9cm" table:align="left"/>
    </style:style>
    <style:style style:name="Table10.A" style:family="table-column">
      <style:table-column-properties style:column-width="1.402cm"/>
    </style:style>
    <style:style style:name="Table10.B" style:family="table-column">
      <style:table-column-properties style:column-width="1.508cm"/>
    </style:style>
    <style:style style:name="Table10.C" style:family="table-column">
      <style:table-column-properties style:column-width="1.482cm"/>
    </style:style>
    <style:style style:name="Table10.A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 style:data-style-name="N0">
      <style:table-cell-properties fo:background-color="transparent" fo:padding="0.097cm" fo:border="0.5pt solid #000000" style:writing-mode="page">
        <style:background-image/>
      </style:table-cell-properties>
    </style:style>
    <style:style style:name="Table10.A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.A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B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7.408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1.905cm"/>
    </style:style>
    <style:style style:name="Table2.D" style:family="table-column">
      <style:table-column-properties style:column-width="2.011cm"/>
    </style:style>
    <style:style style:name="Table2.1" style:family="table-row">
      <style:table-row-properties style:min-row-height="1.296cm"/>
    </style:style>
    <style:style style:name="Table2.A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 style:data-style-name="N0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style:min-row-height="1.111cm"/>
    </style:style>
    <style:style style:name="Table2.A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style:min-row-height="1.191cm"/>
    </style:style>
    <style:style style:name="Table2.A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4" style:family="table-row">
      <style:table-row-properties style:min-row-height="1.217cm"/>
    </style:style>
    <style:style style:name="Table2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Arial" fo:font-style="normal" fo:font-weight="normal" officeooo:rsid="00239312" officeooo:paragraph-rsid="00239312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normal" officeooo:rsid="00598967" officeooo:paragraph-rsid="00598967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officeooo:paragraph-rsid="00239312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5b16b1" officeooo:paragraph-rsid="005b16b1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5b16b1" officeooo:paragraph-rsid="005dc741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5b16b1" officeooo:paragraph-rsid="0073f058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5b16b1" officeooo:paragraph-rsid="0075644f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5b16b1" officeooo:paragraph-rsid="0077106f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5b16b1" officeooo:paragraph-rsid="007875bb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5b16b1" officeooo:paragraph-rsid="0078e9fa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5dc741" officeooo:paragraph-rsid="0078e9fa"/>
    </style:style>
    <style:style style:name="P12" style:family="paragraph" style:parent-style-name="Standard">
      <style:paragraph-properties fo:text-align="start" style:justify-single-word="false"/>
      <style:text-properties style:font-name="arial" fo:font-weight="bold" officeooo:rsid="0079e78e" officeooo:paragraph-rsid="0079e78e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dc7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3f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564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71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875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8e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6b1" officeooo:paragraph-rsid="005b16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6b1" officeooo:paragraph-rsid="005dc7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6b1" officeooo:paragraph-rsid="0073f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6b1" officeooo:paragraph-rsid="007564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6b1" officeooo:paragraph-rsid="00771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6b1" officeooo:paragraph-rsid="007875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6b1" officeooo:paragraph-rsid="0078e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6b1" officeooo:paragraph-rsid="005b16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6b1" officeooo:paragraph-rsid="005dc7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6b1" officeooo:paragraph-rsid="0073f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6b1" officeooo:paragraph-rsid="007564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6b1" officeooo:paragraph-rsid="00771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6b1" officeooo:paragraph-rsid="007875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6b1" officeooo:paragraph-rsid="0078e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f058" officeooo:paragraph-rsid="0073f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f058" officeooo:paragraph-rsid="007564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f058" officeooo:paragraph-rsid="00771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f058" officeooo:paragraph-rsid="007875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f058" officeooo:paragraph-rsid="0078e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top="0.201cm" fo:margin-bottom="0.201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f058" officeooo:paragraph-rsid="0079e7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margin-top="0.201cm" fo:margin-bottom="0.201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9e7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top="0.201cm" fo:margin-bottom="0.201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6b1" officeooo:paragraph-rsid="0079e7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style:font-name="arial" fo:font-weight="normal" officeooo:rsid="003ce554" officeooo:paragraph-rsid="00239312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weight="normal" officeooo:rsid="003ce554" officeooo:paragraph-rsid="0077106f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weight="normal" officeooo:rsid="005dc741" officeooo:paragraph-rsid="00239312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weight="normal" officeooo:rsid="005dc741" officeooo:paragraph-rsid="005dc741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weight="normal" officeooo:rsid="005dc741" officeooo:paragraph-rsid="0073f058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weight="normal" officeooo:rsid="005dc741" officeooo:paragraph-rsid="0075644f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weight="normal" officeooo:rsid="005dc741" officeooo:paragraph-rsid="0077106f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weight="normal" officeooo:rsid="005dc741" officeooo:paragraph-rsid="007875bb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weight="normal" officeooo:rsid="005dc741" officeooo:paragraph-rsid="0078e9fa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weight="normal" officeooo:rsid="005dc741" officeooo:paragraph-rsid="0079e78e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weight="normal" officeooo:rsid="0079e78e" officeooo:paragraph-rsid="0078e9fa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weight="normal" officeooo:rsid="005b16b1" officeooo:paragraph-rsid="0079e78e" style:font-weight-asian="normal" style:font-weight-complex="normal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officeooo:rsid="001f03f6"/>
    </style:style>
    <style:style style:name="T2" style:family="text">
      <style:text-properties style:font-name="Arial" officeooo:rsid="0023931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ce554" style:font-weight-asian="normal" style:font-weight-complex="normal"/>
    </style:style>
    <style:style style:name="T5" style:family="text">
      <style:text-properties fo:font-weight="normal" officeooo:rsid="0078e9fa" style:font-weight-asian="normal" style:font-weight-complex="normal"/>
    </style:style>
    <style:style style:name="T6" style:family="text">
      <style:text-properties officeooo:rsid="005cdf96"/>
    </style:style>
    <style:style style:name="T7" style:family="text">
      <style:text-properties fo:color="#00a933" officeooo:rsid="005cdf96"/>
    </style:style>
    <style:style style:name="T8" style:family="text">
      <style:text-properties officeooo:rsid="006d54a7"/>
    </style:style>
    <style:style style:name="T9" style:family="text">
      <style:text-properties officeooo:rsid="0073f058"/>
    </style:style>
    <style:style style:name="T10" style:family="text">
      <style:text-properties officeooo:rsid="0075644f"/>
    </style:style>
    <style:style style:name="T11" style:family="text">
      <style:text-properties officeooo:rsid="0077106f"/>
    </style:style>
    <style:style style:name="T12" style:family="text">
      <style:text-properties officeooo:rsid="007875bb"/>
    </style:style>
    <style:style style:name="T13" style:family="text">
      <style:text-properties fo:font-weight="bold" officeooo:rsid="0079e78e" style:font-weight-asian="bold" style:font-weight-complex="bold"/>
    </style:style>
    <style:style style:name="gr1" style:family="graphic">
      <style:graphic-properties svg:stroke-color="#ff0000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marker-end="Arrowheads_20_1" draw:fill="none" draw:fill-color="#ffffff" fo:min-height="0.9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marker-end="Arrowheads_20_1" draw:fill="none" draw:fill-color="#ffffff" fo:min-height="0.9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marker-end="Arrowheads_20_1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alue Interation (MDP)</text:p>
      <text:p text:style-name="P3"><text:span text:style-name="T1">I</text:span><text:span text:style-name="T2">nteligênica Artificial – PCS3438</text:span></text:p>
      <text:p text:style-name="P1">Arthur Font – 12036152</text:p>
      <text:p text:style-name="P42"/>
      <text:p text:style-name="P4"><draw:frame text:anchor-type="paragraph" draw:z-index="10" draw:name="Shape2_1" draw:style-name="gr2" draw:text-style-name="P55" svg:width="7.039cm" svg:height="0.955cm" svg:x="7.68cm" svg:y="0.582cm"><draw:text-box><text:p>V(s) = 0, for all s</text:p></draw:text-box></draw:frame><text:span text:style-name="T4">I</text:span><text:span text:style-name="T3">teration 0 <text:s text:c="46"/></text:span>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20">0</text:p>
          </table:table-cell>
          <table:table-cell table:style-name="Table1.A1" office:value-type="string">
            <text:p text:style-name="P20">0</text:p>
          </table:table-cell>
          <table:table-cell table:style-name="Table1.A1" office:value-type="string">
            <text:p text:style-name="P20">0</text:p>
          </table:table-cell>
          <table:table-cell table:style-name="Table1.D1" office:value-type="string">
            <text:p text:style-name="P20">0</text:p>
          </table:table-cell>
        </table:table-row>
        <table:table-row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D2" office:value-type="string">
            <text:p text:style-name="P20">0</text:p>
          </table:table-cell>
        </table:table-row>
        <table:table-row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2" office:value-type="string">
            <text:p text:style-name="P20">0</text:p>
          </table:table-cell>
          <table:table-cell table:style-name="Table1.D2" office:value-type="string">
            <text:p text:style-name="P20">0</text:p>
          </table:table-cell>
        </table:table-row>
        <table:table-row>
          <table:table-cell table:style-name="Table1.A2" office:value-type="string">
            <text:p text:style-name="P27"><text:span text:style-name="T7">(D)</text:span><text:span text:style-name="T6"> </text:span>0 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D2" office:value-type="string">
            <text:p text:style-name="P20">0</text:p>
          </table:table-cell>
        </table:table-row>
      </table:table>
      <text:p text:style-name="P44"/>
      <text:p text:style-name="P5"><draw:frame text:anchor-type="paragraph" draw:z-index="0" draw:name="Shape2" draw:style-name="gr4" draw:text-style-name="P55" svg:width="8.679cm" svg:height="2.924cm" svg:x="7.601cm" svg:y="0.466cm"><draw:text-box><text:p>V(s) = max a ( (r(s, O) + V(s’ 1 )),</text:p><text:p><text:tab/><text:tab/><text:tab/>(r(s, N) + V(s’ 2 )),</text:p><text:p><text:tab/><text:tab/><text:tab/>(r(s, L) + V(s’ 3 )),</text:p><text:p><text:tab/><text:tab/><text:tab/>(r(s, S) + V(s’ 4 )) )</text:p><text:p><text:s text:c="7"/>= max a ((-1+0), (-1+0), (-1+0), (-1+0)) </text:p><text:p><text:s text:c="7"/>= -1</text:p></draw:text-box></draw:frame><text:span text:style-name="T4">I</text:span><text:span text:style-name="T3">teration </text:span><text:span text:style-name="T5">1</text:span><text:span text:style-name="T3"> <text:s text:c="44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row>
          <table:table-cell table:style-name="Table3.A1" office:value-type="float" office:value="-1">
            <text:p text:style-name="P34">-<text:span text:style-name="T10">1</text:span></text:p>
          </table:table-cell>
          <table:table-cell table:style-name="Table3.A1" office:value-type="float" office:value="-1">
            <text:p text:style-name="P34">-<text:span text:style-name="T10">1</text:span></text:p>
          </table:table-cell>
          <table:table-cell table:style-name="Table3.A1" office:value-type="float" office:value="-1">
            <text:p text:style-name="P34">-<text:span text:style-name="T10">1</text:span></text:p>
          </table:table-cell>
          <table:table-cell table:style-name="Table3.D1" office:value-type="float" office:value="-1">
            <text:p text:style-name="P34">-<text:span text:style-name="T10">1</text:span></text:p>
          </table:table-cell>
        </table:table-row>
        <table:table-row>
          <table:table-cell table:style-name="Table3.A2" office:value-type="float" office:value="-1">
            <text:p text:style-name="P34">-<text:span text:style-name="T10">1</text:span></text:p>
          </table:table-cell>
          <table:table-cell table:style-name="Table3.A2" office:value-type="float" office:value="-1">
            <text:p text:style-name="P34">-<text:span text:style-name="T10">1</text:span></text:p>
          </table:table-cell>
          <table:table-cell table:style-name="Table3.A2" office:value-type="float" office:value="-1">
            <text:p text:style-name="P34">-<text:span text:style-name="T10">1</text:span></text:p>
          </table:table-cell>
          <table:table-cell table:style-name="Table3.D2" office:value-type="float" office:value="-1">
            <text:p text:style-name="P34">-<text:span text:style-name="T10">1</text:span></text:p>
          </table:table-cell>
        </table:table-row>
        <table:table-row>
          <table:table-cell table:style-name="Table3.A3" office:value-type="string">
            <text:p text:style-name="P14"/>
          </table:table-cell>
          <table:table-cell table:style-name="Table3.B3" office:value-type="string">
            <text:p text:style-name="P14"/>
          </table:table-cell>
          <table:table-cell table:style-name="Table3.A2" office:value-type="float" office:value="-1">
            <text:p text:style-name="P34">-<text:span text:style-name="T10">1</text:span></text:p>
          </table:table-cell>
          <table:table-cell table:style-name="Table3.D2" office:value-type="float" office:value="-1">
            <text:p text:style-name="P34">-<text:span text:style-name="T10">1</text:span></text:p>
          </table:table-cell>
        </table:table-row>
        <table:table-row>
          <table:table-cell table:style-name="Table3.A4" office:value-type="string">
            <text:p text:style-name="P28"><text:span text:style-name="T7">(D)</text:span><text:span text:style-name="T6"> </text:span>0 </text:p>
          </table:table-cell>
          <table:table-cell table:style-name="Table3.B4" office:value-type="string">
            <text:p text:style-name="P21">-<text:span text:style-name="T8">1</text:span></text:p>
          </table:table-cell>
          <table:table-cell table:style-name="Table3.C4" office:value-type="string">
            <text:p text:style-name="P21">-<text:span text:style-name="T9">1</text:span></text:p>
          </table:table-cell>
          <table:table-cell table:style-name="Table3.D2" office:value-type="float" office:value="-1">
            <text:p text:style-name="P34">-<text:span text:style-name="T10">1</text:span></text:p>
          </table:table-cell>
        </table:table-row>
      </table:table>
      <text:p text:style-name="P45"/>
      <text:p text:style-name="P6"><text:span text:style-name="T4">I</text:span><text:span text:style-name="T3">teration </text:span><text:span text:style-name="T5">2</text:span><text:span text:style-name="T3"> <text:s text:c="44"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row>
          <table:table-cell table:style-name="Table4.A1" office:value-type="float" office:value="-2">
            <text:p text:style-name="P34">-<text:span text:style-name="T10">2</text:span></text:p>
          </table:table-cell>
          <table:table-cell table:style-name="Table4.A1" office:value-type="float" office:value="-2">
            <text:p text:style-name="P34">-<text:span text:style-name="T10">2</text:span></text:p>
          </table:table-cell>
          <table:table-cell table:style-name="Table4.A1" office:value-type="float" office:value="-2">
            <text:p text:style-name="P34">-<text:span text:style-name="T10">2</text:span></text:p>
          </table:table-cell>
          <table:table-cell table:style-name="Table4.D1" office:value-type="float" office:value="-2">
            <text:p text:style-name="P34">-<text:span text:style-name="T10">2</text:span></text:p>
          </table:table-cell>
        </table:table-row>
        <table:table-row>
          <table:table-cell table:style-name="Table4.A2" office:value-type="float" office:value="-2">
            <text:p text:style-name="P34">-<text:span text:style-name="T10">2</text:span></text:p>
          </table:table-cell>
          <table:table-cell table:style-name="Table4.A2" office:value-type="float" office:value="-2">
            <text:p text:style-name="P34">-<text:span text:style-name="T10">2</text:span></text:p>
          </table:table-cell>
          <table:table-cell table:style-name="Table4.A2" office:value-type="float" office:value="-2">
            <text:p text:style-name="P34">-<text:span text:style-name="T10">2</text:span></text:p>
          </table:table-cell>
          <table:table-cell table:style-name="Table4.D2" office:value-type="float" office:value="-2">
            <text:p text:style-name="P34">-<text:span text:style-name="T10">2</text:span></text:p>
          </table:table-cell>
        </table:table-row>
        <table:table-row>
          <table:table-cell table:style-name="Table4.A3" office:value-type="string">
            <text:p text:style-name="P15"/>
          </table:table-cell>
          <table:table-cell table:style-name="Table4.B3" office:value-type="string">
            <text:p text:style-name="P15"/>
          </table:table-cell>
          <table:table-cell table:style-name="Table4.A2" office:value-type="float" office:value="-2">
            <text:p text:style-name="P34">-<text:span text:style-name="T10">2</text:span></text:p>
          </table:table-cell>
          <table:table-cell table:style-name="Table4.D2" office:value-type="float" office:value="-2">
            <text:p text:style-name="P34">-<text:span text:style-name="T10">2</text:span></text:p>
          </table:table-cell>
        </table:table-row>
        <table:table-row>
          <table:table-cell table:style-name="Table4.A4" office:value-type="string">
            <text:p text:style-name="P29"><text:span text:style-name="T7">(D)</text:span><text:span text:style-name="T6"> </text:span>0 </text:p>
          </table:table-cell>
          <table:table-cell table:style-name="Table4.B4" office:value-type="string">
            <text:p text:style-name="P22">-<text:span text:style-name="T8">1</text:span></text:p>
          </table:table-cell>
          <table:table-cell table:style-name="Table4.C4" office:value-type="string">
            <text:p text:style-name="P22">-<text:span text:style-name="T10">2</text:span></text:p>
          </table:table-cell>
          <table:table-cell table:style-name="Table4.D2" office:value-type="float" office:value="-2">
            <text:p text:style-name="P34">-<text:span text:style-name="T10">2</text:span></text:p>
          </table:table-cell>
        </table:table-row>
      </table:table>
      <text:p text:style-name="P46"/>
      <text:p text:style-name="P7"><text:span text:style-name="T4">I</text:span><text:span text:style-name="T3">teration </text:span><text:span text:style-name="T5">3</text:span><text:span text:style-name="T3"> <text:s text:c="44"/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row>
          <table:table-cell table:style-name="Table5.A1" office:value-type="float" office:value="-3">
            <text:p text:style-name="P35">-<text:span text:style-name="T10">3</text:span></text:p>
          </table:table-cell>
          <table:table-cell table:style-name="Table5.A1" office:value-type="float" office:value="-3">
            <text:p text:style-name="P35">-<text:span text:style-name="T10">3</text:span></text:p>
          </table:table-cell>
          <table:table-cell table:style-name="Table5.A1" office:value-type="float" office:value="-3">
            <text:p text:style-name="P35">-<text:span text:style-name="T10">3</text:span></text:p>
          </table:table-cell>
          <table:table-cell table:style-name="Table5.D1" office:value-type="float" office:value="-3">
            <text:p text:style-name="P35">-<text:span text:style-name="T10">3</text:span></text:p>
          </table:table-cell>
        </table:table-row>
        <table:table-row>
          <table:table-cell table:style-name="Table5.A2" office:value-type="float" office:value="-3">
            <text:p text:style-name="P35">-<text:span text:style-name="T10">3</text:span></text:p>
          </table:table-cell>
          <table:table-cell table:style-name="Table5.A2" office:value-type="float" office:value="-3">
            <text:p text:style-name="P35">-<text:span text:style-name="T10">3</text:span></text:p>
          </table:table-cell>
          <table:table-cell table:style-name="Table5.A2" office:value-type="float" office:value="-3">
            <text:p text:style-name="P35">-<text:span text:style-name="T10">3</text:span></text:p>
          </table:table-cell>
          <table:table-cell table:style-name="Table5.D2" office:value-type="float" office:value="-3">
            <text:p text:style-name="P35">-<text:span text:style-name="T10">3</text:span></text:p>
          </table:table-cell>
        </table:table-row>
        <table:table-row>
          <table:table-cell table:style-name="Table5.A3" office:value-type="string">
            <text:p text:style-name="P16"/>
          </table:table-cell>
          <table:table-cell table:style-name="Table5.B3" office:value-type="string">
            <text:p text:style-name="P16"/>
          </table:table-cell>
          <table:table-cell table:style-name="Table5.A2" office:value-type="float" office:value="-3">
            <text:p text:style-name="P35">-<text:span text:style-name="T10">3</text:span></text:p>
          </table:table-cell>
          <table:table-cell table:style-name="Table5.D2" office:value-type="float" office:value="-3">
            <text:p text:style-name="P35">-<text:span text:style-name="T10">3</text:span></text:p>
          </table:table-cell>
        </table:table-row>
        <table:table-row>
          <table:table-cell table:style-name="Table5.A4" office:value-type="string">
            <text:p text:style-name="P30"><text:span text:style-name="T7">(D)</text:span><text:span text:style-name="T6"> </text:span>0 </text:p>
          </table:table-cell>
          <table:table-cell table:style-name="Table5.B4" office:value-type="string">
            <text:p text:style-name="P23">-<text:span text:style-name="T8">1</text:span></text:p>
          </table:table-cell>
          <table:table-cell table:style-name="Table5.C4" office:value-type="string">
            <text:p text:style-name="P23">-<text:span text:style-name="T10">2</text:span></text:p>
          </table:table-cell>
          <table:table-cell table:style-name="Table5.D2" office:value-type="float" office:value="-3">
            <text:p text:style-name="P35">-<text:span text:style-name="T10">3</text:span></text:p>
          </table:table-cell>
        </table:table-row>
      </table:table>
      <text:p text:style-name="P47"/>
      <text:p text:style-name="P8"><text:span text:style-name="T4">I</text:span><text:span text:style-name="T3">teration </text:span><text:span text:style-name="T5">4</text:span><text:span text:style-name="T3"> <text:s text:c="44"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row>
          <table:table-cell table:style-name="Table6.A1" office:value-type="float" office:value="-4">
            <text:p text:style-name="P36">-<text:span text:style-name="T11">4</text:span></text:p>
          </table:table-cell>
          <table:table-cell table:style-name="Table6.A1" office:value-type="float" office:value="-4">
            <text:p text:style-name="P36">-<text:span text:style-name="T11">4</text:span></text:p>
          </table:table-cell>
          <table:table-cell table:style-name="Table6.A1" office:value-type="float" office:value="-4">
            <text:p text:style-name="P36">-<text:span text:style-name="T11">4</text:span></text:p>
          </table:table-cell>
          <table:table-cell table:style-name="Table6.D1" office:value-type="float" office:value="-4">
            <text:p text:style-name="P36">-<text:span text:style-name="T11">4</text:span></text:p>
          </table:table-cell>
        </table:table-row>
        <table:table-row>
          <table:table-cell table:style-name="Table6.A2" office:value-type="float" office:value="-4">
            <text:p text:style-name="P36">-<text:span text:style-name="T11">4</text:span></text:p>
          </table:table-cell>
          <table:table-cell table:style-name="Table6.A2" office:value-type="float" office:value="-4">
            <text:p text:style-name="P36">-<text:span text:style-name="T11">4</text:span></text:p>
          </table:table-cell>
          <table:table-cell table:style-name="Table6.A2" office:value-type="float" office:value="-4">
            <text:p text:style-name="P36">-<text:span text:style-name="T11">4</text:span></text:p>
          </table:table-cell>
          <table:table-cell table:style-name="Table6.D2" office:value-type="float" office:value="-4">
            <text:p text:style-name="P36">-<text:span text:style-name="T11">4</text:span></text:p>
          </table:table-cell>
        </table:table-row>
        <table:table-row>
          <table:table-cell table:style-name="Table6.A3" office:value-type="string">
            <text:p text:style-name="P17"/>
          </table:table-cell>
          <table:table-cell table:style-name="Table6.B3" office:value-type="string">
            <text:p text:style-name="P17"/>
          </table:table-cell>
          <table:table-cell table:style-name="Table6.A2" office:value-type="float" office:value="-3">
            <text:p text:style-name="P36">-<text:span text:style-name="T10">3</text:span></text:p>
          </table:table-cell>
          <table:table-cell table:style-name="Table6.D2" office:value-type="float" office:value="-4">
            <text:p text:style-name="P36">-<text:span text:style-name="T11">4</text:span></text:p>
          </table:table-cell>
        </table:table-row>
        <table:table-row>
          <table:table-cell table:style-name="Table6.A4" office:value-type="string">
            <text:p text:style-name="P31"><text:span text:style-name="T7">(D)</text:span><text:span text:style-name="T6"> </text:span>0 </text:p>
          </table:table-cell>
          <table:table-cell table:style-name="Table6.B4" office:value-type="string">
            <text:p text:style-name="P24">-<text:span text:style-name="T8">1</text:span></text:p>
          </table:table-cell>
          <table:table-cell table:style-name="Table6.C4" office:value-type="string">
            <text:p text:style-name="P24">-<text:span text:style-name="T10">2</text:span></text:p>
          </table:table-cell>
          <table:table-cell table:style-name="Table6.D2" office:value-type="float" office:value="-3">
            <text:p text:style-name="P36">-<text:span text:style-name="T10">3</text:span></text:p>
          </table:table-cell>
        </table:table-row>
      </table:table>
      <text:p text:style-name="P43"/>
      <text:p text:style-name="P8"><text:span text:style-name="T4">I</text:span><text:span text:style-name="T3">teration </text:span><text:span text:style-name="T5">5</text:span><text:span text:style-name="T3"> <text:s text:c="44"/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row>
          <table:table-cell table:style-name="Table7.A1" office:value-type="float" office:value="-5">
            <text:p text:style-name="P36">-<text:span text:style-name="T11">5</text:span></text:p>
          </table:table-cell>
          <table:table-cell table:style-name="Table7.A1" office:value-type="float" office:value="-5">
            <text:p text:style-name="P36">-<text:span text:style-name="T11">5</text:span></text:p>
          </table:table-cell>
          <table:table-cell table:style-name="Table7.A1" office:value-type="float" office:value="-5">
            <text:p text:style-name="P36">-<text:span text:style-name="T11">5</text:span></text:p>
          </table:table-cell>
          <table:table-cell table:style-name="Table7.D1" office:value-type="float" office:value="-5">
            <text:p text:style-name="P36">-<text:span text:style-name="T11">5</text:span></text:p>
          </table:table-cell>
        </table:table-row>
        <table:table-row>
          <table:table-cell table:style-name="Table7.A2" office:value-type="float" office:value="-5">
            <text:p text:style-name="P36">-<text:span text:style-name="T11">5</text:span></text:p>
          </table:table-cell>
          <table:table-cell table:style-name="Table7.A2" office:value-type="float" office:value="-5">
            <text:p text:style-name="P36">-<text:span text:style-name="T11">5</text:span></text:p>
          </table:table-cell>
          <table:table-cell table:style-name="Table7.A2" office:value-type="float" office:value="-4">
            <text:p text:style-name="P36">-<text:span text:style-name="T11">4</text:span></text:p>
          </table:table-cell>
          <table:table-cell table:style-name="Table7.D2" office:value-type="float" office:value="-5">
            <text:p text:style-name="P36">-<text:span text:style-name="T11">5</text:span></text:p>
          </table:table-cell>
        </table:table-row>
        <table:table-row>
          <table:table-cell table:style-name="Table7.A3" office:value-type="string">
            <text:p text:style-name="P17"/>
          </table:table-cell>
          <table:table-cell table:style-name="Table7.B3" office:value-type="string">
            <text:p text:style-name="P17"/>
          </table:table-cell>
          <table:table-cell table:style-name="Table7.A2" office:value-type="float" office:value="-3">
            <text:p text:style-name="P36">-<text:span text:style-name="T10">3</text:span></text:p>
          </table:table-cell>
          <table:table-cell table:style-name="Table7.D2" office:value-type="float" office:value="-4">
            <text:p text:style-name="P36">-<text:span text:style-name="T11">4</text:span></text:p>
          </table:table-cell>
        </table:table-row>
        <table:table-row>
          <table:table-cell table:style-name="Table7.A4" office:value-type="string">
            <text:p text:style-name="P31"><text:span text:style-name="T7">(D)</text:span><text:span text:style-name="T6"> </text:span>0 </text:p>
          </table:table-cell>
          <table:table-cell table:style-name="Table7.B4" office:value-type="string">
            <text:p text:style-name="P24">-<text:span text:style-name="T8">1</text:span></text:p>
          </table:table-cell>
          <table:table-cell table:style-name="Table7.C4" office:value-type="string">
            <text:p text:style-name="P24">-<text:span text:style-name="T10">2</text:span></text:p>
          </table:table-cell>
          <table:table-cell table:style-name="Table7.D2" office:value-type="float" office:value="-3">
            <text:p text:style-name="P36">-<text:span text:style-name="T10">3</text:span></text:p>
          </table:table-cell>
        </table:table-row>
      </table:table>
      <text:p text:style-name="P48"/>
      <text:p text:style-name="P43"/>
      <text:p text:style-name="P43"/>
      <text:p text:style-name="P43"><text:soft-page-break/></text:p>
      <text:p text:style-name="P8"><text:span text:style-name="T4">I</text:span><text:span text:style-name="T3">teration </text:span><text:span text:style-name="T5">6</text:span><text:span text:style-name="T3"> <text:s text:c="43"/>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row>
          <table:table-cell table:style-name="Table8.A1" office:value-type="float" office:value="-6">
            <text:p text:style-name="P36">-<text:span text:style-name="T11">6</text:span></text:p>
          </table:table-cell>
          <table:table-cell table:style-name="Table8.A1" office:value-type="float" office:value="-6">
            <text:p text:style-name="P36">-<text:span text:style-name="T11">6</text:span></text:p>
          </table:table-cell>
          <table:table-cell table:style-name="Table8.A1" office:value-type="float" office:value="-5">
            <text:p text:style-name="P36">-<text:span text:style-name="T11">5</text:span></text:p>
          </table:table-cell>
          <table:table-cell table:style-name="Table8.D1" office:value-type="float" office:value="-6">
            <text:p text:style-name="P36">-<text:span text:style-name="T11">6</text:span></text:p>
          </table:table-cell>
        </table:table-row>
        <table:table-row>
          <table:table-cell table:style-name="Table8.A2" office:value-type="float" office:value="-6">
            <text:p text:style-name="P36">-<text:span text:style-name="T11">6</text:span></text:p>
          </table:table-cell>
          <table:table-cell table:style-name="Table8.A2" office:value-type="float" office:value="-5">
            <text:p text:style-name="P36">-<text:span text:style-name="T11">5</text:span></text:p>
          </table:table-cell>
          <table:table-cell table:style-name="Table8.A2" office:value-type="float" office:value="-4">
            <text:p text:style-name="P36">-<text:span text:style-name="T11">4</text:span></text:p>
          </table:table-cell>
          <table:table-cell table:style-name="Table8.D2" office:value-type="float" office:value="-5">
            <text:p text:style-name="P36">-<text:span text:style-name="T11">5</text:span></text:p>
          </table:table-cell>
        </table:table-row>
        <table:table-row>
          <table:table-cell table:style-name="Table8.A3" office:value-type="string">
            <text:p text:style-name="P17"/>
          </table:table-cell>
          <table:table-cell table:style-name="Table8.B3" office:value-type="string">
            <text:p text:style-name="P17"/>
          </table:table-cell>
          <table:table-cell table:style-name="Table8.A2" office:value-type="float" office:value="-3">
            <text:p text:style-name="P36">-<text:span text:style-name="T10">3</text:span></text:p>
          </table:table-cell>
          <table:table-cell table:style-name="Table8.D2" office:value-type="float" office:value="-4">
            <text:p text:style-name="P36">-<text:span text:style-name="T11">4</text:span></text:p>
          </table:table-cell>
        </table:table-row>
        <table:table-row>
          <table:table-cell table:style-name="Table8.A4" office:value-type="string">
            <text:p text:style-name="P31"><text:span text:style-name="T7">(D)</text:span><text:span text:style-name="T6"> </text:span>0 </text:p>
          </table:table-cell>
          <table:table-cell table:style-name="Table8.B4" office:value-type="string">
            <text:p text:style-name="P24">-<text:span text:style-name="T8">1</text:span></text:p>
          </table:table-cell>
          <table:table-cell table:style-name="Table8.C4" office:value-type="string">
            <text:p text:style-name="P24">-<text:span text:style-name="T10">2</text:span></text:p>
          </table:table-cell>
          <table:table-cell table:style-name="Table8.D2" office:value-type="float" office:value="-3">
            <text:p text:style-name="P36">-<text:span text:style-name="T10">3</text:span></text:p>
          </table:table-cell>
        </table:table-row>
      </table:table>
      <text:p text:style-name="P48"/>
      <text:p text:style-name="P9"><text:span text:style-name="T4">I</text:span><text:span text:style-name="T3">teration </text:span><text:span text:style-name="T5">7</text:span><text:span text:style-name="T3"> <text:s text:c="43"/>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row>
          <table:table-cell table:style-name="Table9.A1" office:value-type="float" office:value="-7">
            <text:p text:style-name="P37">-<text:span text:style-name="T12">7</text:span></text:p>
          </table:table-cell>
          <table:table-cell table:style-name="Table9.A1" office:value-type="float" office:value="-6">
            <text:p text:style-name="P37">-<text:span text:style-name="T11">6</text:span></text:p>
          </table:table-cell>
          <table:table-cell table:style-name="Table9.A1" office:value-type="float" office:value="-5">
            <text:p text:style-name="P37">-<text:span text:style-name="T11">5</text:span></text:p>
          </table:table-cell>
          <table:table-cell table:style-name="Table9.D1" office:value-type="float" office:value="-6">
            <text:p text:style-name="P37">-<text:span text:style-name="T11">6</text:span></text:p>
          </table:table-cell>
        </table:table-row>
        <table:table-row>
          <table:table-cell table:style-name="Table9.A2" office:value-type="float" office:value="-6">
            <text:p text:style-name="P37">-<text:span text:style-name="T11">6</text:span></text:p>
          </table:table-cell>
          <table:table-cell table:style-name="Table9.A2" office:value-type="float" office:value="-5">
            <text:p text:style-name="P37">-<text:span text:style-name="T11">5</text:span></text:p>
          </table:table-cell>
          <table:table-cell table:style-name="Table9.A2" office:value-type="float" office:value="-4">
            <text:p text:style-name="P37">-<text:span text:style-name="T11">4</text:span></text:p>
          </table:table-cell>
          <table:table-cell table:style-name="Table9.D2" office:value-type="float" office:value="-5">
            <text:p text:style-name="P37">-<text:span text:style-name="T11">5</text:span></text:p>
          </table:table-cell>
        </table:table-row>
        <table:table-row>
          <table:table-cell table:style-name="Table9.A3" office:value-type="string">
            <text:p text:style-name="P18"/>
          </table:table-cell>
          <table:table-cell table:style-name="Table9.B3" office:value-type="string">
            <text:p text:style-name="P18"/>
          </table:table-cell>
          <table:table-cell table:style-name="Table9.A2" office:value-type="float" office:value="-3">
            <text:p text:style-name="P37">-<text:span text:style-name="T10">3</text:span></text:p>
          </table:table-cell>
          <table:table-cell table:style-name="Table9.D2" office:value-type="float" office:value="-4">
            <text:p text:style-name="P37">-<text:span text:style-name="T11">4</text:span></text:p>
          </table:table-cell>
        </table:table-row>
        <table:table-row>
          <table:table-cell table:style-name="Table9.A4" office:value-type="string">
            <text:p text:style-name="P32"><text:span text:style-name="T7">(D)</text:span><text:span text:style-name="T6"> </text:span>0 </text:p>
          </table:table-cell>
          <table:table-cell table:style-name="Table9.B4" office:value-type="string">
            <text:p text:style-name="P25">-<text:span text:style-name="T8">1</text:span></text:p>
          </table:table-cell>
          <table:table-cell table:style-name="Table9.C4" office:value-type="string">
            <text:p text:style-name="P25">-<text:span text:style-name="T10">2</text:span></text:p>
          </table:table-cell>
          <table:table-cell table:style-name="Table9.D2" office:value-type="float" office:value="-3">
            <text:p text:style-name="P37">-<text:span text:style-name="T10">3</text:span></text:p>
          </table:table-cell>
        </table:table-row>
      </table:table>
      <text:p text:style-name="P49"/>
      <text:p text:style-name="P10"><text:span text:style-name="T4">I</text:span><text:span text:style-name="T3">teration </text:span><text:span text:style-name="T5">8</text:span><text:span text:style-name="T3"> <text:s text:c="43"/>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row>
          <table:table-cell table:style-name="Table10.A1" office:value-type="float" office:value="-7">
            <text:p text:style-name="P38"><draw:frame text:anchor-type="paragraph" draw:z-index="1" draw:name="Shape2_0" draw:style-name="gr3" draw:text-style-name="P55" svg:width="9.076cm" svg:height="0.997cm" svg:x="7.504cm" svg:y="0.631cm"><draw:text-box><text:p>V(s) – V(s’) = 0, for all s → Convergência do VI</text:p></draw:text-box></draw:frame>-<text:span text:style-name="T12">7</text:span></text:p>
          </table:table-cell>
          <table:table-cell table:style-name="Table10.A1" office:value-type="float" office:value="-6">
            <text:p text:style-name="P38">-<text:span text:style-name="T11">6</text:span></text:p>
          </table:table-cell>
          <table:table-cell table:style-name="Table10.A1" office:value-type="float" office:value="-5">
            <text:p text:style-name="P38">-<text:span text:style-name="T11">5</text:span></text:p>
          </table:table-cell>
          <table:table-cell table:style-name="Table10.D1" office:value-type="float" office:value="-6">
            <text:p text:style-name="P38">-<text:span text:style-name="T11">6</text:span></text:p>
          </table:table-cell>
        </table:table-row>
        <table:table-row>
          <table:table-cell table:style-name="Table10.A2" office:value-type="float" office:value="-6">
            <text:p text:style-name="P38">-<text:span text:style-name="T11">6</text:span></text:p>
          </table:table-cell>
          <table:table-cell table:style-name="Table10.A2" office:value-type="float" office:value="-5">
            <text:p text:style-name="P38">-<text:span text:style-name="T11">5</text:span></text:p>
          </table:table-cell>
          <table:table-cell table:style-name="Table10.A2" office:value-type="float" office:value="-4">
            <text:p text:style-name="P38">-<text:span text:style-name="T11">4</text:span></text:p>
          </table:table-cell>
          <table:table-cell table:style-name="Table10.D2" office:value-type="float" office:value="-5">
            <text:p text:style-name="P38">-<text:span text:style-name="T11">5</text:span></text:p>
          </table:table-cell>
        </table:table-row>
        <table:table-row>
          <table:table-cell table:style-name="Table10.A3" office:value-type="string">
            <text:p text:style-name="P19"/>
          </table:table-cell>
          <table:table-cell table:style-name="Table10.B3" office:value-type="string">
            <text:p text:style-name="P19"/>
          </table:table-cell>
          <table:table-cell table:style-name="Table10.A2" office:value-type="float" office:value="-3">
            <text:p text:style-name="P38">-<text:span text:style-name="T10">3</text:span></text:p>
          </table:table-cell>
          <table:table-cell table:style-name="Table10.D2" office:value-type="float" office:value="-4">
            <text:p text:style-name="P38">-<text:span text:style-name="T11">4</text:span></text:p>
          </table:table-cell>
        </table:table-row>
        <table:table-row>
          <table:table-cell table:style-name="Table10.A4" office:value-type="string">
            <text:p text:style-name="P33"><text:span text:style-name="T7">(D)</text:span><text:span text:style-name="T6"> </text:span>0 </text:p>
          </table:table-cell>
          <table:table-cell table:style-name="Table10.B4" office:value-type="string">
            <text:p text:style-name="P26">-<text:span text:style-name="T8">1</text:span></text:p>
          </table:table-cell>
          <table:table-cell table:style-name="Table10.C4" office:value-type="string">
            <text:p text:style-name="P26">-<text:span text:style-name="T10">2</text:span></text:p>
          </table:table-cell>
          <table:table-cell table:style-name="Table10.D2" office:value-type="float" office:value="-3">
            <text:p text:style-name="P38">-<text:span text:style-name="T10">3</text:span></text:p>
          </table:table-cell>
        </table:table-row>
      </table:table>
      <text:p text:style-name="P50"/>
      <text:p text:style-name="P50"/>
      <text:p text:style-name="P11"><text:span text:style-name="T13">1) </text:span><text:span text:style-name="T3">Qual estado tem valor mínimo? Qual o valor deste estado?</text:span></text:p>
      <text:p text:style-name="P12">R: <text:span text:style-name="T3">S(1,4). O valor deste estado é -7.</text:span></text:p>
      <text:p text:style-name="P52"/>
      <text:p text:style-name="P11"><text:span text:style-name="T13">2) </text:span><text:span text:style-name="T3">Qual estado tem valor máximo? Qual o valor deste estado?</text:span></text:p>
      <text:p text:style-name="P12">R: <text:span text:style-name="T3">S(1,1). O valor deste estado é 0.</text:span></text:p>
      <text:p text:style-name="P12"/>
      <text:p text:style-name="P11"><text:span text:style-name="T13">3) </text:span><text:span text:style-name="T3">Mostrar na grade qual é a política ótima em cada célula.</text:span></text:p>
      <text:p text:style-name="P12">R:</text:p>
      <text:p text:style-name="P53"><text:s text:c="4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float" office:value="-7">
            <text:p text:style-name="P39"><draw:line text:anchor-type="paragraph" draw:z-index="3" draw:name="Shape1_2" draw:style-name="gr1" draw:text-style-name="P54" svg:x1="1.021cm" svg:y1="0.6cm" svg:x2="1.021cm" svg:y2="1.182cm"><text:p/></draw:line><draw:line text:anchor-type="paragraph" draw:z-index="4" draw:name="Shape1_3" draw:style-name="gr1" draw:text-style-name="P54" svg:x1="1.021cm" svg:y1="0.6cm" svg:x2="1.524cm" svg:y2="0.6cm"><text:p/></draw:line><draw:line text:anchor-type="paragraph" draw:z-index="11" draw:name="Shape1_13" draw:style-name="gr1" draw:text-style-name="P54" svg:x1="5.916cm" svg:y1="4.129cm" svg:x2="5.36cm" svg:y2="4.129cm"><text:p/></draw:line><draw:line text:anchor-type="paragraph" draw:z-index="2" draw:name="Shape1_1" draw:style-name="gr1" draw:text-style-name="P54" svg:x1="4.038cm" svg:y1="4.092cm" svg:x2="3.482cm" svg:y2="4.092cm"><text:p/></draw:line><draw:line text:anchor-type="paragraph" draw:z-index="14" draw:name="Shape1_15" draw:style-name="gr1" draw:text-style-name="P54" svg:x1="5.864cm" svg:y1="0.536cm" svg:x2="5.308cm" svg:y2="0.536cm"><text:p/></draw:line>-<text:span text:style-name="T12">7</text:span></text:p>
          </table:table-cell>
          <table:table-cell table:style-name="Table2.A1" office:value-type="float" office:value="-6">
            <text:p text:style-name="P39"><draw:line text:anchor-type="paragraph" draw:z-index="17" draw:name="Shape1_0" draw:style-name="gr1" draw:text-style-name="P54" svg:x1="1.154cm" svg:y1="0.547cm" svg:x2="1.657cm" svg:y2="0.547cm"><text:p/></draw:line><draw:line text:anchor-type="paragraph" draw:z-index="18" draw:name="Shape1_4" draw:style-name="gr1" draw:text-style-name="P54" svg:x1="1.154cm" svg:y1="0.547cm" svg:x2="1.154cm" svg:y2="1.129cm"><text:p/></draw:line>-<text:span text:style-name="T11">6</text:span></text:p>
          </table:table-cell>
          <table:table-cell table:style-name="Table2.A1" office:value-type="float" office:value="-5">
            <text:p text:style-name="P39"><draw:line text:anchor-type="paragraph" draw:z-index="5" draw:name="Shape1_5" draw:style-name="gr1" draw:text-style-name="P54" svg:x1="1.154cm" svg:y1="0.457cm" svg:x2="1.154cm" svg:y2="1.039cm"><text:p/></draw:line>-<text:span text:style-name="T11">5</text:span></text:p>
          </table:table-cell>
          <table:table-cell table:style-name="Table2.D1" office:value-type="float" office:value="-6">
            <text:p text:style-name="P39"><draw:line text:anchor-type="paragraph" draw:z-index="13" draw:name="Shape1_6" draw:style-name="gr1" draw:text-style-name="P54" svg:x1="0.466cm" svg:y1="0.536cm" svg:x2="0.466cm" svg:y2="1.118cm"><text:p/></draw:line>-<text:span text:style-name="T11">6</text:span></text:p>
          </table:table-cell>
        </table:table-row>
        <table:table-row table:style-name="Table2.2">
          <table:table-cell table:style-name="Table2.A2" office:value-type="float" office:value="-6">
            <text:p text:style-name="P39"><draw:line text:anchor-type="paragraph" draw:z-index="7" draw:name="Shape1_8" draw:style-name="gr1" draw:text-style-name="P54" svg:x1="1.021cm" svg:y1="0.483cm" svg:x2="1.524cm" svg:y2="0.483cm"><text:p/></draw:line>-<text:span text:style-name="T11">6</text:span></text:p>
          </table:table-cell>
          <table:table-cell table:style-name="Table2.A2" office:value-type="float" office:value="-5">
            <text:p text:style-name="P39"><draw:line text:anchor-type="paragraph" draw:z-index="6" draw:name="Shape1_7" draw:style-name="gr1" draw:text-style-name="P54" svg:x1="1.207cm" svg:y1="0.483cm" svg:x2="1.71cm" svg:y2="0.483cm"><text:p/></draw:line>-<text:span text:style-name="T11">5</text:span></text:p>
          </table:table-cell>
          <table:table-cell table:style-name="Table2.A2" office:value-type="float" office:value="-4">
            <text:p text:style-name="P39"><draw:line text:anchor-type="paragraph" draw:z-index="8" draw:name="Shape1_9" draw:style-name="gr1" draw:text-style-name="P54" svg:x1="1.418cm" svg:y1="0.325cm" svg:x2="1.418cm" svg:y2="0.907cm"><text:p/></draw:line>-<text:span text:style-name="T11">4</text:span></text:p>
          </table:table-cell>
          <table:table-cell table:style-name="Table2.D2" office:value-type="float" office:value="-5">
            <text:p text:style-name="P39"><draw:line text:anchor-type="paragraph" draw:z-index="15" draw:name="Shape1_16" draw:style-name="gr1" draw:text-style-name="P54" svg:x1="0.581cm" svg:y1="0.385cm" svg:x2="0.025cm" svg:y2="0.385cm"><text:p/></draw:line><draw:line text:anchor-type="paragraph" draw:z-index="16" draw:name="Shape1_17" draw:style-name="gr1" draw:text-style-name="P54" svg:x1="0.58cm" svg:y1="0.385cm" svg:x2="0.58cm" svg:y2="0.967cm"><text:p/></draw:line>-<text:span text:style-name="T11">5</text:span></text:p>
          </table:table-cell>
        </table:table-row>
        <table:table-row table:style-name="Table2.3">
          <table:table-cell table:style-name="Table2.A3" office:value-type="string">
            <text:p text:style-name="P40"/>
          </table:table-cell>
          <table:table-cell table:style-name="Table2.B3" office:value-type="string">
            <text:p text:style-name="P40"/>
          </table:table-cell>
          <table:table-cell table:style-name="Table2.A2" office:value-type="float" office:value="-3">
            <text:p text:style-name="P39"><draw:line text:anchor-type="paragraph" draw:z-index="9" draw:name="Shape1_10" draw:style-name="gr1" draw:text-style-name="P54" svg:x1="1.418cm" svg:y1="0.404cm" svg:x2="1.418cm" svg:y2="0.986cm"><text:p/></draw:line>-<text:span text:style-name="T10">3</text:span></text:p>
          </table:table-cell>
          <table:table-cell table:style-name="Table2.D2" office:value-type="float" office:value="-4">
            <text:p text:style-name="P39"><draw:line text:anchor-type="paragraph" draw:z-index="19" draw:name="Shape1_11" draw:style-name="gr1" draw:text-style-name="P54" svg:x1="0.58cm" svg:y1="0.385cm" svg:x2="0.58cm" svg:y2="0.967cm"><text:p/></draw:line><draw:line text:anchor-type="paragraph" draw:z-index="20" draw:name="Shape1_12" draw:style-name="gr1" draw:text-style-name="P54" svg:x1="0.581cm" svg:y1="0.385cm" svg:x2="0.025cm" svg:y2="0.385cm"><text:p/></draw:line>-<text:span text:style-name="T11">4</text:span></text:p>
          </table:table-cell>
        </table:table-row>
        <table:table-row table:style-name="Table2.4">
          <table:table-cell table:style-name="Table2.A4" office:value-type="string">
            <text:p text:style-name="P41"><draw:line text:anchor-type="paragraph" draw:z-index="12" draw:name="Shape1_14" draw:style-name="gr1" draw:text-style-name="P54" svg:x1="2.239cm" svg:y1="0.547cm" svg:x2="1.683cm" svg:y2="0.547cm"><text:p/></draw:line><text:span text:style-name="T7">(D)</text:span><text:span text:style-name="T6"> </text:span>0 </text:p>
          </table:table-cell>
          <table:table-cell table:style-name="Table2.B4" office:value-type="string">
            <text:p text:style-name="P41">-<text:span text:style-name="T8">1</text:span></text:p>
          </table:table-cell>
          <table:table-cell table:style-name="Table2.C4" office:value-type="string">
            <text:p text:style-name="P41">-<text:span text:style-name="T10">2</text:span></text:p>
          </table:table-cell>
          <table:table-cell table:style-name="Table2.D2" office:value-type="float" office:value="-3">
            <text:p text:style-name="P39">-<text:span text:style-name="T10">3</text:span>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1T16:49:56.040830538</meta:creation-date>
    <dc:date>2020-11-09T23:44:32.910580480</dc:date>
    <meta:editing-duration>PT1H50M12S</meta:editing-duration>
    <meta:editing-cycles>50</meta:editing-cycles>
    <meta:generator>LibreOffice/6.4.6.2$Linux_X86_64 LibreOffice_project/40$Build-2</meta:generator>
    <meta:document-statistic meta:table-count="10" meta:image-count="0" meta:object-count="0" meta:page-count="2" meta:paragraph-count="159" meta:word-count="228" meta:character-count="1180" meta:non-whitespace-character-count="653"/>
  </office:meta>
</office:document-meta>
</file>